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Bitstream Vera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180$Build-9056</meta:generator>
    <meta:creation-date>2006-09-24T18:54:29</meta:creation-date>
    <dc:date>2006-09-24T19:13:15</dc:date>
    <dc:language>de-DE</dc:language>
    <meta:editing-cycles>2</meta:editing-cycles>
    <meta:editing-duration>PT18M5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" meta:character-count="4"/>
  </office:meta>
</office:document-meta>
</file>